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fall of </text:p>
          </table:table-cell>
          <table:table-cell office:value-type="string" calcext:value-type="string">
            <text:p>applied</text:p>
          </table:table-cell>
          <table:table-cell office:value-type="string" calcext:value-type="string">
            <text:p>admitted</text:p>
          </table:table-cell>
          <table:table-cell office:value-type="string" calcext:value-type="string">
            <text:p>enrolled</text:p>
          </table:table-cell>
          <table:table-cell/>
          <table:table-cell office:value-type="string" calcext:value-type="string">
            <text:p>acceptance rate 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120" calcext:value-type="float">
            <text:p>3120</text:p>
          </table:table-cell>
          <table:table-cell office:value-type="float" office:value="1804" calcext:value-type="float">
            <text:p>1804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C2]/[.B2]" office:value-type="float" office:value="0.578205128205128" calcext:value-type="float">
            <text:p>0.578205128205128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214" calcext:value-type="float">
            <text:p>2214</text:p>
          </table:table-cell>
          <table:table-cell office:value-type="float" office:value="1485" calcext:value-type="float">
            <text:p>1485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C3]/[.B3]" office:value-type="float" office:value="0.670731707317073" calcext:value-type="float">
            <text:p>0.670731707317073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206" calcext:value-type="float">
            <text:p>2206</text:p>
          </table:table-cell>
          <table:table-cell office:value-type="float" office:value="1591" calcext:value-type="float">
            <text:p>1591</text:p>
          </table:table-cell>
          <table:table-cell office:value-type="float" office:value="421" calcext:value-type="float">
            <text:p>421</text:p>
          </table:table-cell>
          <table:table-cell/>
          <table:table-cell table:formula="of:=[.C4]/[.B4]" office:value-type="float" office:value="0.721214868540345" calcext:value-type="float">
            <text:p>0.721214868540345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285" calcext:value-type="float">
            <text:p>2285</text:p>
          </table:table-cell>
          <table:table-cell office:value-type="float" office:value="1638" calcext:value-type="float">
            <text:p>1638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[.C5]/[.B5]" office:value-type="float" office:value="0.716849015317287" calcext:value-type="float">
            <text:p>0.716849015317287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900" calcext:value-type="float">
            <text:p>2900</text:p>
          </table:table-cell>
          <table:table-cell office:value-type="float" office:value="2038" calcext:value-type="float">
            <text:p>2038</text:p>
          </table:table-cell>
          <table:table-cell office:value-type="float" office:value="453" calcext:value-type="float">
            <text:p>453</text:p>
          </table:table-cell>
          <table:table-cell/>
          <table:table-cell table:formula="of:=[.C6]/[.B6]" office:value-type="float" office:value="0.702758620689655" calcext:value-type="float">
            <text:p>0.702758620689655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993" calcext:value-type="float">
            <text:p>2993</text:p>
          </table:table-cell>
          <table:table-cell office:value-type="float" office:value="2139" calcext:value-type="float">
            <text:p>2139</text:p>
          </table:table-cell>
          <table:table-cell office:value-type="float" office:value="427" calcext:value-type="float">
            <text:p>427</text:p>
          </table:table-cell>
          <table:table-cell/>
          <table:table-cell table:formula="of:=[.C7]/[.B7]" office:value-type="float" office:value="0.71466755763448" calcext:value-type="float">
            <text:p>0.71466755763448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125" calcext:value-type="float">
            <text:p>4125</text:p>
          </table:table-cell>
          <table:table-cell office:value-type="float" office:value="2622" calcext:value-type="float">
            <text:p>2622</text:p>
          </table:table-cell>
          <table:table-cell office:value-type="float" office:value="417" calcext:value-type="float">
            <text:p>417</text:p>
          </table:table-cell>
          <table:table-cell/>
          <table:table-cell table:formula="of:=[.C8]/[.B8]" office:value-type="float" office:value="0.635636363636364" calcext:value-type="float">
            <text:p>0.635636363636364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380" calcext:value-type="float">
            <text:p>4380</text:p>
          </table:table-cell>
          <table:table-cell office:value-type="float" office:value="2771" calcext:value-type="float">
            <text:p>2771</text:p>
          </table:table-cell>
          <table:table-cell office:value-type="float" office:value="446" calcext:value-type="float">
            <text:p>446</text:p>
          </table:table-cell>
          <table:table-cell/>
          <table:table-cell table:formula="of:=[.C9]/[.B9]" office:value-type="float" office:value="0.632648401826484" calcext:value-type="float">
            <text:p>0.632648401826484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850" calcext:value-type="float">
            <text:p>4850</text:p>
          </table:table-cell>
          <table:table-cell office:value-type="float" office:value="3001" calcext:value-type="float">
            <text:p>3001</text:p>
          </table:table-cell>
          <table:table-cell office:value-type="float" office:value="388" calcext:value-type="float">
            <text:p>388</text:p>
          </table:table-cell>
          <table:table-cell/>
          <table:table-cell table:formula="of:=[.C10]/[.B10]" office:value-type="float" office:value="0.618762886597938" calcext:value-type="float">
            <text:p>0.618762886597938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192" calcext:value-type="float">
            <text:p>5192</text:p>
          </table:table-cell>
          <table:table-cell office:value-type="float" office:value="3267" calcext:value-type="float">
            <text:p>3267</text:p>
          </table:table-cell>
          <table:table-cell office:value-type="float" office:value="445" calcext:value-type="float">
            <text:p>445</text:p>
          </table:table-cell>
          <table:table-cell/>
          <table:table-cell table:formula="of:=[.C11]/[.B11]" office:value-type="float" office:value="0.629237288135593" calcext:value-type="float">
            <text:p>0.629237288135593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146" calcext:value-type="float">
            <text:p>5146</text:p>
          </table:table-cell>
          <table:table-cell office:value-type="float" office:value="3587" calcext:value-type="float">
            <text:p>3587</text:p>
          </table:table-cell>
          <table:table-cell office:value-type="float" office:value="426" calcext:value-type="float">
            <text:p>426</text:p>
          </table:table-cell>
          <table:table-cell/>
          <table:table-cell table:formula="of:=[.C12]/[.B12]" office:value-type="float" office:value="0.697046249514186" calcext:value-type="float">
            <text:p>0.697046249514186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773" calcext:value-type="float">
            <text:p>5773</text:p>
          </table:table-cell>
          <table:table-cell office:value-type="float" office:value="4277" calcext:value-type="float">
            <text:p>4277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[.C13]/[.B13]" office:value-type="float" office:value="0.740862636410878" calcext:value-type="float">
            <text:p>0.740862636410878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220" calcext:value-type="float">
            <text:p>6220</text:p>
          </table:table-cell>
          <table:table-cell office:value-type="float" office:value="4724" calcext:value-type="float">
            <text:p>4724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C14]/[.B14]" office:value-type="float" office:value="0.759485530546624" calcext:value-type="float">
            <text:p>0.759485530546624</text:p>
          </table:table-cell>
          <table:table-cell table:number-columns-repeated="4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187" calcext:value-type="float">
            <text:p>7187</text:p>
          </table:table-cell>
          <table:table-cell office:value-type="float" office:value="5369" calcext:value-type="float">
            <text:p>5369</text:p>
          </table:table-cell>
          <table:table-cell office:value-type="float" office:value="493" calcext:value-type="float">
            <text:p>493</text:p>
          </table:table-cell>
          <table:table-cell/>
          <table:table-cell table:formula="of:=[.C15]/[.B15]" office:value-type="float" office:value="0.747043272575483" calcext:value-type="float">
            <text:p>0.7470432725754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table:formula="of:=SUM([.C2:.C15])" office:value-type="float" office:value="40313" calcext:value-type="float">
            <text:p>40313</text:p>
          </table:table-cell>
          <table:table-cell table:formula="of:=SUM([.D2:.D15])" office:value-type="float" office:value="5963" calcext:value-type="float">
            <text:p>5963</text:p>
          </table:table-cell>
          <table:table-cell/>
          <table:table-cell table:formula="of:=SUM([.F2:.F15])" office:value-type="float" office:value="9.56514952694752" calcext:value-type="float">
            <text:p>9.565149526947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n</text:p>
          </table:table-cell>
          <table:table-cell/>
          <table:table-cell table:formula="of:=[.C16]/14" office:value-type="float" office:value="2879.5" calcext:value-type="float">
            <text:p>2879.5</text:p>
          </table:table-cell>
          <table:table-cell table:formula="of:=[.D16]/14" office:value-type="float" office:value="425.928571428571" calcext:value-type="float">
            <text:p>425.928571428571</text:p>
          </table:table-cell>
          <table:table-cell/>
          <table:table-cell table:formula="of:=[.F16]/14" office:value-type="float" office:value="0.683224966210537" calcext:value-type="float">
            <text:p>0.68322496621053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TDEV([.C2:.C15])" office:value-type="float" office:value="1235.86461481582" calcext:value-type="float">
            <text:p>1235.86461481582</text:p>
          </table:table-cell>
          <table:table-cell table:number-columns-repeated="2"/>
          <table:table-cell table:formula="of:=STDEV([.F2:.F15])" office:value-type="float" office:value="0.0557629111043275" calcext:value-type="float">
            <text:p>0.055762911104328</text:p>
          </table:table-cell>
          <table:table-cell table:number-columns-repeated="2"/>
          <table:table-cell office:value-type="float" office:value="0.578205128205128" calcext:value-type="float">
            <text:p>0.578205128205128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0.670731707317073" calcext:value-type="float">
            <text:p>0.67073170731707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7"/>
          <table:table-cell office:value-type="float" office:value="0.721214868540345" calcext:value-type="float">
            <text:p>0.721214868540345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7"/>
          <table:table-cell office:value-type="float" office:value="0.716849015317287" calcext:value-type="float">
            <text:p>0.71684901531728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7"/>
          <table:table-cell office:value-type="float" office:value="0.702758620689655" calcext:value-type="float">
            <text:p>0.702758620689655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7"/>
          <table:table-cell office:value-type="float" office:value="0.71466755763448" calcext:value-type="float">
            <text:p>0.71466755763448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7"/>
          <table:table-cell office:value-type="float" office:value="0.635636363636364" calcext:value-type="float">
            <text:p>0.63563636363636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7"/>
          <table:table-cell office:value-type="float" office:value="0.632648401826484" calcext:value-type="float">
            <text:p>0.63264840182648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7"/>
          <table:table-cell office:value-type="float" office:value="0.618762886597938" calcext:value-type="float">
            <text:p>0.61876288659793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  <table:table-cell office:value-type="float" office:value="0.629237288135593" calcext:value-type="float">
            <text:p>0.62923728813559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7"/>
          <table:table-cell office:value-type="float" office:value="0.697046249514186" calcext:value-type="float">
            <text:p>0.69704624951418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formula="of:=STDEV([.A19:.A28])" office:value-type="float" office:value="65.3183656324076" calcext:value-type="float">
            <text:p>65.3183656324076</text:p>
          </table:table-cell>
          <table:table-cell table:formula="of:=SUM([.A19:.A28])" office:value-type="float" office:value="1536" calcext:value-type="float">
            <text:p>1536</text:p>
          </table:table-cell>
          <table:table-cell table:number-columns-repeated="6"/>
          <table:table-cell office:value-type="float" office:value="0.740862636410878" calcext:value-type="float">
            <text:p>0.74086263641087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table:formula="of:=[.B29]/10" office:value-type="float" office:value="153.6" calcext:value-type="float">
            <text:p>153.6</text:p>
          </table:table-cell>
          <table:table-cell table:number-columns-repeated="6"/>
          <table:table-cell office:value-type="float" office:value="0.759485530546624" calcext:value-type="float">
            <text:p>0.75948553054662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table:number-columns-repeated="8"/>
          <table:table-cell office:value-type="float" office:value="0.747043272575483" calcext:value-type="float">
            <text:p>0.74704327257548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outco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(x)</text:p>
          </table:table-cell>
          <table:table-cell office:value-type="string" calcext:value-type="string">
            <text:p>x*p(x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ce bin 1</text:p>
          </table:table-cell>
          <table:table-cell table:style-name="ce1" office:value-type="string" calcext:value-type="string">
            <text:p>$90 per share</text:p>
          </table:table-cell>
          <table:table-cell office:value-type="float" office:value="0.01" calcext:value-type="float">
            <text:p>0.01</text:p>
          </table:table-cell>
          <table:table-cell table:formula="of:=90*0.01"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ce bin 2</text:p>
          </table:table-cell>
          <table:table-cell office:value-type="string" calcext:value-type="string">
            <text:p>$16 per share</text:p>
          </table:table-cell>
          <table:table-cell office:value-type="float" office:value="0.49" calcext:value-type="float">
            <text:p>0.49</text:p>
          </table:table-cell>
          <table:table-cell table:formula="of:=16*0.49" office:value-type="float" office:value="7.84" calcext:value-type="float">
            <text:p>7.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ce bin 3</text:p>
          </table:table-cell>
          <table:table-cell office:value-type="string" calcext:value-type="string">
            <text:p>-$15 per share</text:p>
          </table:table-cell>
          <table:table-cell office:value-type="float" office:value="0.49" calcext:value-type="float">
            <text:p>0.49</text:p>
          </table:table-cell>
          <table:table-cell table:formula="of:=-15*[.C35]" office:value-type="float" office:value="-7.35" calcext:value-type="float">
            <text:p>-7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ce bin 4</text:p>
          </table:table-cell>
          <table:table-cell office:value-type="string" calcext:value-type="string">
            <text:p>-$95 per share</text:p>
          </table:table-cell>
          <table:table-cell office:value-type="float" office:value="0.01" calcext:value-type="float">
            <text:p>0.01</text:p>
          </table:table-cell>
          <table:table-cell table:formula="of:=-95*[.C36]" office:value-type="float" office:value="-0.95" calcext:value-type="float">
            <text:p>-0.9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UM([.D33:.D36])" office:value-type="float" office:value="0.44" calcext:value-type="float">
            <text:p>0.4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 good</text:p>
          </table:table-cell>
          <table:table-cell office:value-type="string" calcext:value-type="string">
            <text:p>p(x)</text:p>
          </table:table-cell>
          <table:table-cell office:value-type="string" calcext:value-type="string">
            <text:p>x*p(x)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44]/10" office:value-type="float" office:value="0.1" calcext:value-type="float">
            <text:p>0.1</text:p>
          </table:table-cell>
          <table:table-cell table:formula="of:=[.A44]*[.C44]" office:value-type="float" office:value="0.4" calcext:value-type="float">
            <text:p>0.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5]*[.C4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B46]/10" office:value-type="float" office:value="0.3" calcext:value-type="float">
            <text:p>0.3</text:p>
          </table:table-cell>
          <table:table-cell table:formula="of:=[.A46]*[.C46]" office:value-type="float" office:value="1.8" calcext:value-type="float">
            <text:p>1.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47]/10" office:value-type="float" office:value="0.6" calcext:value-type="float">
            <text:p>0.6</text:p>
          </table:table-cell>
          <table:table-cell table:formula="of:=[.A47]*[.C47]" office:value-type="float" office:value="4.2" calcext:value-type="float">
            <text:p>4.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SUM([.C40:.C50])" office:value-type="float" office:value="1" calcext:value-type="float">
            <text:p>1</text:p>
          </table:table-cell>
          <table:table-cell table:formula="of:=SUM([.D40:.D50])" office:value-type="float" office:value="6.4" calcext:value-type="float">
            <text:p>6.4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51]/11" office:value-type="float" office:value="0.581818181818182" calcext:value-type="float">
            <text:p>0.58181818181818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1">00/00/0000</text:date>, <text:time style:data-style-name="N2" text:time-value="00:03:36.911956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31T13:23:48.191910439</meta:creation-date>
    <dc:date>2020-08-01T00:13:24.397017542</dc:date>
    <meta:editing-duration>PT45M15S</meta:editing-duration>
    <meta:editing-cycles>2</meta:editing-cycles>
    <meta:generator>LibreOffice/6.4.5.2$MacOSX_X86_64 LibreOffice_project/a726b36747cf2001e06b58ad5db1aa3a9a1872d6</meta:generator>
    <meta:document-statistic meta:table-count="1" meta:cell-count="199" meta:object-count="0"/>
  </office:meta>
</office:document-meta>
</file>